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sider a set of strings, write a java program to find the number duplicate <text:s/>using HashSet?<text:line-break/><text:tab/>Example : Input : {"raudra", "ravi", "java", "ravula", "ravi", "ravula"}<text:line-break/><text:tab/><text:tab/><text:tab/> <text:s/>Output : 2 <text:s/><text:line-break/>Find the Kth largest element from the given array using PriorityQueue class?<text:line-break/><text:tab/>Example : <text:line-break/><text:tab/><text:tab/><text:tab/>Input : 10, 30, 50, 67, 34, 68<text:line-break/><text:tab/><text:tab/><text:tab/><text:tab/> <text:s text:c="2"/>k = 3<text:line-break/><text:tab/><text:tab/> <text:s text:c="3"/>output : 50<text:line-break/>Find the Kth smallest elment from the unsorted arrya using PriorityQueue class?<text:line-break/><text:tab/>Example : <text:line-break/><text:tab/><text:tab/><text:tab/>Input : 10, 30, 50, 67, 34, 68<text:line-break/><text:tab/><text:tab/><text:tab/><text:tab/> <text:s text:c="2"/>k = 3<text:line-break/><text:tab/><text:tab/> <text:s text:c="3"/>output : 34<text:line-break/>Count number of 1's in binary sorted array using binarySearch() function?<text:line-break/><text:tab/><text:tab/>Example : <text:line-break/><text:tab/><text:tab/><text:tab/>Input : 0, 0, 0 , 1, 1, 1, 1, 1<text:line-break/><text:tab/><text:tab/> <text:s text:c="3"/>output : 5<text:line-break/>Find the sum of k smallest elements in given unsorted array using TreeSet?<text:line-break/><text:tab/><text:tab/>Example : <text:line-break/><text:tab/><text:tab/><text:tab/>Input : 10, 30, 50, 67, 34, 68<text:line-break/><text:tab/><text:tab/><text:tab/><text:tab/> <text:s text:c="2"/>k = 3<text:line-break/><text:tab/><text:tab/> <text:s text:c="3"/>output : 74<text:line-break/>You are given with unsorted array and an element, find the next highest element than a given element x in the input array using TreeMap?<text:line-break/><text:tab/>Example : <text:line-break/><text:tab/><text:tab/><text:tab/>Input : 10, 30, 50, 67, 34, 68<text:line-break/><text:tab/><text:tab/><text:tab/><text:tab/> <text:s text:c="3"/>x = 67<text:line-break/><text:tab/><text:tab/> <text:s text:c="3"/>output : 68<text:line-break/>Given an array A[] and a number x, check for pair in A[] with sum as x using HashMap?<text:line-break/><text:tab/><text:tab/>Example : <text:line-break/><text:tab/><text:tab/><text:tab/>Input : 10, 30, 50, 67, 34, 68<text:line-break/><text:tab/><text:tab/><text:tab/><text:tab/> <text:s text:c="2"/>x = 60<text:line-break/><text:tab/><text:tab/> <text:s text:c="3"/>output : 10, 30<text:line-break/>Find the maximum occuring character in the given input string using HashMap?<text:line-break/>Example : <text:line-break/><text:tab/><text:tab/><text:tab/>Input :"javalanguage"<text:line-break/><text:tab/><text:tab/> <text:s text:c="3"/>output : a<text:line-break/>Find four elements a, b, c and d in an array such that a+b = c+d using HashMap?<text:line-break/>Find Majority Element in given array?<text:line-break/>Majority Element : <text:s/>A majority element in an array A[] of size n is an element that appears more than n/2 times (and hence there is at most one such element?<text:line-break/>Write a program to count number of smaller elements on right of each element in an array. <text:line-break/>Example :<text:line-break/><text:tab/>Input: <text:s text:c="2"/>arr[] = <text:s/>{12, 1, 2, 3, 0, 11, 4}<text:line-break/><text:tab/>Output: <text:s/>countSmaller[] <text:s/>= <text:s/>{6, 1, 1, 1, 0, 1, 0} <text:line-break/>Find the number of distinct duplicate elements in given array?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19-12-23T19:39:34.946000000</dc:date>
    <dc:creator>Ankita Khot</dc:creator>
    <meta:editing-duration>PT4S</meta:editing-duration>
    <meta:editing-cycles>1</meta:editing-cycles>
    <meta:document-statistic meta:table-count="0" meta:image-count="0" meta:object-count="0" meta:page-count="1" meta:paragraph-count="1" meta:word-count="341" meta:character-count="1838" meta:non-whitespace-character-count="1362"/>
  </office:meta>
</office:document-meta>
</file>